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4e5d"/>
    </style:style>
    <style:style style:name="P2" style:family="paragraph" style:parent-style-name="Standard">
      <style:text-properties officeooo:paragraph-rsid="000b84ff"/>
    </style:style>
    <style:style style:name="T1" style:family="text">
      <style:text-properties officeooo:rsid="000a4e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pan text:style-name="T1">T</text:span>rabajo <text:s/>Practico Bases de Datos - Java <text:s text:c="3"/>MARTINEZ GISELA <text:s/></text:p>
      <text:p text:style-name="P1">Crear base de datos <text:s text:c="190"/>CREATE DATABASE integrador_cac <text:s text:c="174"/>crear table de oradores</text:p>
      <text:p text:style-name="P1"/>
      <text:p text:style-name="P1">CREATE TABLE `integrador_cac_23552`.`oradores` (`id_orador` INT(11) NOT NULL AUTO_INCREMENT , `nombre` VARCHAR(50) NOT NULL , `apellido` VARCHAR(30) NOT NULL , `email` VARCHAR(100) NOT NULL , `tema` VARCHAR(255) NOT NULL , `fecha_alta` DATETIME NOT NULL DEFAULT CURRENT_TIMESTAMP , PRIMARY KEY (`id_orador`)) ENGINE = InnoDB;</text:p>
      <text:p text:style-name="P1"/>
      <text:p text:style-name="P1"><text:span text:style-name="T1">C</text:span>rear primary keys , tipos de datos y restricciones</text:p>
      <text:p text:style-name="P1"/>
      <text:p text:style-name="P1">Crear 10 registros</text:p>
      <text:p text:style-name="P1"/>
      <text:p text:style-name="P1">INSERT INTO `oradores` (`id_orador`, `nombre`, `apellido`, `email`, `tema`, `fecha_alta`) VALUES (NULL, 'Pedro', 'Gomez', 'Pedro@gmail.com', 'Javascript', current_timestamp());</text:p>
      <text:p text:style-name="P1"/>
      <text:p text:style-name="P1">INSERT INTO `oradores` (`id_orador`, `nombre`, `apellido`, `email`, `tema`, `fecha_alta`) VALUES (NULL, 'Carlos', 'Gonzalez', 'Carlos@gmail.com', 'Seguridad Informatica', current_timestamp());</text:p>
      <text:p text:style-name="P1"/>
      <text:p text:style-name="P1">INSERT INTO `oradores` (`id_orador`, `nombre`, `apellido`, `email`, `tema`, `fecha_alta`) VALUES (NULL, 'Gustavo', 'Martinez', 'Gustavo@gmail.com', 'Python', current_timestamp());</text:p>
      <text:p text:style-name="P1"/>
      <text:p text:style-name="P2">INSERT INTO `oradores` (`id_orador`, `nombre`, `apellido`, `email`, `tema`, `fecha_alta`) VALUES (NULL, 'Carmen', 'Ramirez', 'Carmen@hotmail.com', 'React', current_timestamp()), </text:p>
      <text:p text:style-name="P2"/>
      <text:p text:style-name="P2">(NULL, 'Ruben', 'Cordoba', 'Ruben@yahoo.com', 'Github', current_timestamp());</text:p>
      <text:p text:style-name="P1"/>
      <text:p text:style-name="P1">INSERT INTO `oradores` (`id_orador`, `nombre`, `apellido`, `email`, `tema`, `fecha_alta`) VALUES (NULL, 'Marta', 'Marquez', 'Marta@hotmail.com', 'React', current_timestamp()),</text:p>
      <text:p text:style-name="P1"/>
      <text:p text:style-name="P1"/>
      <text:p text:style-name="P1">INSERT INTO `oradores` (`id_orador`, `nombre`, `apellido`, `email`, `tema`, `fecha_alta`) VALUES (NULL, 'Olga', 'Rojas', 'Olgarojas@Yahoo.com', 'HTML', current_timestamp()),</text:p>
      <text:p text:style-name="P1"/>
      <text:p text:style-name="P1">(NULL, 'Romina', 'Romero', 'Romina@gmail.com', 'Java', current_timestamp());</text:p>
      <text:p text:style-name="P1"/>
      <text:p text:style-name="P1">INSERT INTO `oradores` (`id_orador`, `nombre`, `apellido`, `email`, `tema`, `fecha_alta`) VALUES (NULL, 'Jose', 'Lopez', 'Joselopez@Yahoo.com', 'Python', current_timestamp()), </text:p>
      <text:p text:style-name="P1"/>
      <text:p text:style-name="P1"><text:span text:style-name="T1">(</text:span>NULL, 'Sabrina', 'Perez', 'Sabrina@Hotmail.com', 'Javascrip', current_timestamp());</text:p>
      <text:p text:style-name="P1"/>
      <text:p text:style-name="P1">---- Base de datos: `integrador_cac_23552`---- ------------------------------------------------------------ Estructura de tabla para la tabla `oradores`--CREATE TABLE `oradores` ( <text:s/>`id_orador` int(11) NOT NULL, <text:s/>`nombre` varchar(50) NOT NULL, <text:s/>`apellido` varchar(30) NOT NULL, <text:s/>`email` varchar(100) NOT NULL, <text:s/>`tema` varchar(255) NOT NULL, <text:s/>`fecha_alta` datetime NOT NULL DEFAULT current_timestamp()) ENGINE=InnoDB DEFAULT CHARSET=utf8mb4 COLLATE=utf8mb4_general_ci;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10T18:25:53.615000000</meta:creation-date>
    <dc:date>2023-11-10T19:09:06.689000000</dc:date>
    <meta:editing-duration>PT22M40S</meta:editing-duration>
    <meta:editing-cycles>1</meta:editing-cycles>
    <meta:document-statistic meta:table-count="0" meta:image-count="0" meta:object-count="0" meta:page-count="2" meta:paragraph-count="16" meta:word-count="252" meta:character-count="2844" meta:non-whitespace-character-count="2231"/>
    <meta:generator>Neat_Office/6.2.8.2$Windows_x86 LibreOffice_project/</meta:generator>
  </office:meta>
</office:document-meta>
</file>